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text-properties officeooo:paragraph-rsid="001bb360"/>
    </style:style>
    <style:style style:name="P3" style:family="paragraph" style:parent-style-name="Text_20_body" style:list-style-name="L10"/>
    <style:style style:name="P4" style:family="paragraph" style:parent-style-name="Text_20_body" style:list-style-name="L11"/>
    <style:style style:name="P5" style:family="paragraph" style:parent-style-name="Text_20_body" style:list-style-name="L11">
      <style:text-properties officeooo:rsid="001bb360" officeooo:paragraph-rsid="001bb360"/>
    </style:style>
    <style:style style:name="P6" style:family="paragraph" style:parent-style-name="Text_20_body" style:list-style-name="L12">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7" style:family="paragraph" style:parent-style-name="Text_20_body" style:list-style-name="L12">
      <style:paragraph-properties>
        <style:tab-stops>
          <style:tab-stop style:position="2.341cm"/>
        </style:tab-stops>
      </style:paragraph-properties>
    </style:style>
    <style:style style:name="P8" style:family="paragraph" style:parent-style-name="Text_20_body" style:list-style-name="L12">
      <style:paragraph-properties>
        <style:tab-stops>
          <style:tab-stop style:position="2.379cm"/>
        </style:tab-stops>
      </style:paragraph-properties>
    </style:style>
    <style:style style:name="P9" style:family="paragraph" style:parent-style-name="Text_20_body" style:list-style-name="L12">
      <style:paragraph-properties>
        <style:tab-stops>
          <style:tab-stop style:position="1.767cm"/>
        </style:tab-stops>
      </style:paragraph-properties>
    </style:style>
    <style:style style:name="P10" style:family="paragraph" style:parent-style-name="Text_20_body" style:list-style-name="L13">
      <style:paragraph-properties>
        <style:tab-stops>
          <style:tab-stop style:position="2.99cm"/>
        </style:tab-stops>
      </style:paragraph-properties>
    </style:style>
    <style:style style:name="P11" style:family="paragraph" style:parent-style-name="Text_20_body" style:list-style-name="L14">
      <style:paragraph-properties>
        <style:tab-stops>
          <style:tab-stop style:position="6.246cm"/>
        </style:tab-stops>
      </style:paragraph-properties>
    </style:style>
    <style:style style:name="P12" style:family="paragraph" style:parent-style-name="Text_20_body" style:list-style-name="L14">
      <style:paragraph-properties>
        <style:tab-stops>
          <style:tab-stop style:position="6.271cm"/>
        </style:tab-stops>
      </style:paragraph-properties>
    </style:style>
    <style:style style:name="P13" style:family="paragraph" style:parent-style-name="Text_20_body" style:list-style-name="L14">
      <style:paragraph-properties>
        <style:tab-stops>
          <style:tab-stop style:position="6.258cm"/>
        </style:tab-stops>
      </style:paragraph-properties>
    </style:style>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text-properties officeooo:rsid="001fac7b" officeooo:paragraph-rsid="001fac7b"/>
    </style:style>
    <style:style style:name="P17" style:family="paragraph">
      <style:paragraph-properties fo:text-align="center"/>
    </style:style>
    <style:style style:name="P18"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2229"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bb360"/>
    </style:style>
    <style:style style:name="T5" style:family="text">
      <style:text-properties officeooo:rsid="001db130"/>
    </style:style>
    <style:style style:name="T6" style:family="text">
      <style:text-properties officeooo:rsid="001e1d7e"/>
    </style:style>
    <style:style style:name="T7" style:family="text">
      <style:text-properties officeooo:rsid="001fac7b"/>
    </style:style>
    <style:style style:name="T8" style:family="text">
      <style:text-properties officeooo:rsid="00212229"/>
    </style:style>
    <style:style style:name="T9" style:family="text">
      <style:text-properties officeooo:rsid="0022519e"/>
    </style:style>
    <style:style style:name="fr1" style:family="graphic" style:parent-style-name="Frame">
      <style:graphic-properties style:vertical-pos="from-top"/>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b3b300" draw:marker-start="Nyílhegyek_20_1" draw:marker-start-width="0.432cm" draw:marker-end-width="0.432cm" draw:fill="solid" draw:fill-color="#e6e64c"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draw:marker-start="Nyílhegyek_20_1"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0000ff" draw:marker-start-width="0.279cm" draw:marker-end="Nyílhegyek_20_1" draw:marker-end-width="0.27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lett egy karbantartási megállapodás. Én meg, ennek keretében összelapátoltam egy monitorozó rendszer szerűséget. Akkor ez még nem volt más mint néhány Linux program: MRTG, arpwatch, meg pár Perl script, meg egy igen <text:span text:style-name="T6">egyszerű</text:span> weblap.</text:p>
      <text:p text:style-name="Text_20_body">Aztán tartós lett a kapcsolat, és mivel kedvet kaptam a dologhoz az egészet átírtam egy összefogottabb valamivé LAMP alapon. Eddig gyakorlatilag hobbiból készült az egész, de kiderült, hogy a van <text:span text:style-name="T4">egyéb</text:span> hasznos funkciója: képes érzékelni a hálózati eszközök jelenlétét, vagyis ha elvisznek/eltulajdonítanak egy hálózati eszközt akkor jelez<text:span text:style-name="T4">(</text:span>het<text:span text:style-name="T4">)</text:span>.</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text:span text:style-name="T4">úriember</text:span> persze jó hamar eltűnt, de lett egy többé kevésbé kitalált adatbázis.</text:p>
      <text:p text:style-name="Text_20_body">Újabb lendületet adott, az IndAlarm továbbfejlesztése, amit nem akartam a régi rendszerre ráépíteni.</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 <text:span text:style-name="T4">illetve nagyobb adatmennyiség esetén nagyon nehézkes tud lenni</text:span>.</text:p>
      <text:p text:style-name="P2">Az arpwatch. Több eszközről is lekérhető az ARP tábla. <text:span text:style-name="T4">A</text:span> DHCP szerver konfig<text:span text:style-name="T4">urációs állományából is</text:span> <text:span text:style-name="T4">kinyerhetőek az </text:span>ip címek, vagy <text:span text:style-name="T4">a „leased” fájlból </text:span><text:s/>a kiosztott címek.</text:p>
      <text:p text:style-name="Text_20_body">További adatgyűjtések:</text:p>
      <text:p text:style-name="Text_20_body">A switch-ek meglehetősen sok információt elárulnak a hálózatról és annak állapotáról:</text:p>
      <text:list xml:id="list662235105144168920" text:style-name="L10">
        <text:list-item>
          <text:p text:style-name="P3"><text:soft-page-break/>port státuszok. (jelenlét érzékelése)</text:p>
        </text:list-item>
        <text:list-item>
          <text:p text:style-name="P3">VLAN konfiguráció</text:p>
        </text:list-item>
        <text:list-item>
          <text:p text:style-name="P3">Cím táblák (topológia)</text:p>
        </text:list-item>
        <text:list-item>
          <text:p text:style-name="P3">LLDP (topológia)</text:p>
        </text:list-item>
        <text:list-item>
          <text:p text:style-name="P3">Forgalmi, terhelési adatok</text:p>
        </text:list-item>
      </text:list>
      <text:p text:style-name="Text_20_body">A Forgalmi, ill. terhelési adatok más eszközökről is lekérdezhetőek, vagy egyedi módszerekkel, vagy akár már meglévő rendszerek felhasználásával, pl. a munin-node.</text:p>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text:span text:style-name="T4">ú</text:span>l barátságos. Elég nyilvánvaló igény, hogy a patch panelek, csatlakozok, fali és patch kábelek állapotának is az adatbázisban a helye. Így a riasztó rendszernél sem a semmitmondó switch és port név szerepel a beállításoknál, hanem a szoba szám. Ezek az adatok rendkívül fontosak, és <text:span text:style-name="T7">feltöltésük</text:span> sajnos igen munkaigényes is.</text:p>
      <text:p text:style-name="Text_20_body">Jelenleg mi készült el:</text:p>
      <text:list xml:id="list2894654637281799775" text:style-name="L11">
        <text:list-item>
          <text:p text:style-name="P4">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4">Többé kevésbé le van programozva az adatbázis logika.</text:p>
        </text:list-item>
        <text:list-item>
          <text:p text:style-name="P4">Van egy API Qt-ben (C++) megírva. Elég alaposan megtámogatva az adatkezelést, és a lekérdező programok írását, SNMP támogatással. <text:span text:style-name="T5">A lekérdezéseket ütemező keretobjektumok is az API részét képezik, így a lekérdező démonok elkészítésekor már csak a konkrét lekérdezéseket kell implementálni.</text:span></text:p>
        </text:list-item>
        <text:list-item>
          <text:p text:style-name="P4">Van egy nem interaktív import program, ami alapján feltölthető az adatbázis (ez SNMP eszközöknek a konfigurációját le tudja kérdezni, ill. <text:span text:style-name="T7">részben a </text:span>hálózat felderítésre is alkalmas).</text:p>
        </text:list-item>
        <text:list-item>
          <text:p text:style-name="P5">Elkészült egy GUI API könyvtár, ami az adatbázis karbantartását/megjelenítését támogatja, kb 80%-os készültségben. <text:span text:style-name="T5">A megjelenítés formátuma az adatbázison keresztül konfigurálható (menük, mit kell megjeleníteni, jogosultságok, stb.).</text:span></text:p>
        </text:list-item>
        <text:list-item>
          <text:p text:style-name="P4">Egy <text:span text:style-name="T4">a fenti API-n alapuló</text:span> GUI-s karbantartó program. Ez a legtöbb adat karbantartását, ill. megtekintését lehetővé teszi. A menü, valamint, hogy mit és hogyan jelenít meg, az az adatbázison <text:span text:style-name="T4">(ill. ezen GUI-n)</text:span> keresztül konfigurálható.</text:p>
        </text:list-item>
        <text:list-item>
          <text:p text:style-name="P4">Van néhány lekérdező daemon:</text:p>
          <text:list>
            <text:list-item>
              <text:p text:style-name="P4">Egy „fő” daemon, ami a lekérdező daemonokat futtatja (minimalista funkcionalitással, de működik)</text:p>
            </text:list-item>
            <text:list-item>
              <text:p text:style-name="P4">SNMP-n keresztüli port állapot lekérdezések (egyenlőre csak a státuszok lekérdezése).</text:p>
            </text:list-item>
            <text:list-item>
              <text:p text:style-name="P4">Eszközök ARP tábláinak a lekérdezése. Több módszerrel (SNMP, DHCP konfig felolvasása, a proc fájl rendszeren keresztül. A <text:span text:style-name="T7">forrás</text:span> fájl elérése közvetlenül, vagy az SSH-n keresztül.)</text:p>
            </text:list-item>
            <text:list-item>
              <text:p text:style-name="P4">Az import is képes daemon módban futni, ha például távolról szeretnénk megadni feldolgozandó scriptet az adatbázison keresztül.</text:p>
            </text:list-item>
          </text:list>
        </text:list-item>
      </text:list>
      <text:h text:style-name="Heading_20_3" text:outline-level="3"><text:soft-page-break/>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 (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két fát alkotnak:</text:p>
      <text:p text:style-name="Text_20_body">port:<text:tab/>nports/cNPort → pports/cPPort → intrfaces/cInterfaces</text:p>
      <text:p text:style-name="Text_20_body">node:<text:tab/>patchs/cPatch → nodes/cNode → snmpdevices/cSnmpDevice</text:p>
      <text:p text:style-name="Text_20_body">A port típusú tábláknál az iftypes rekord (ift<text:span text:style-name="T6">y</text:span>pe_id mező) határozza meg, hogy a port milyen node típusú rekorddal lehet relációban.</text:p>
      <text:p text:style-name="P1"><text:soft-page-break/>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0"><draw:text-box fo:min-height="5.42cm"><text:p text:style-name="Frame_20_contents"><draw:rect text:anchor-type="paragraph" draw:z-index="19" draw:style-name="gr10" draw:text-style-name="P17" svg:width="1.676cm" svg:height="0.648cm" svg:x="0.21cm" svg:y="0.192cm"><text:p text:style-name="P17">patchs</text:p></draw:rect><draw:rect text:anchor-type="paragraph" draw:z-index="18" draw:style-name="gr10" draw:text-style-name="P18" svg:width="1.676cm" svg:height="0.648cm" svg:x="3.657cm" svg:y="0.219cm"><text:p text:style-name="P17"><text:span text:style-name="T3">nodes</text:span></text:p></draw:rect><draw:rect text:anchor-type="paragraph" draw:z-index="17" draw:style-name="gr11" draw:text-style-name="P17" svg:width="1.676cm" svg:height="0.648cm" svg:x="3.657cm" svg:y="2.062cm"><text:p text:style-name="P17">nports</text:p></draw:rect><draw:rect text:anchor-type="paragraph" draw:z-index="16" draw:style-name="gr11" draw:text-style-name="P17" svg:width="1.676cm" svg:height="0.648cm" svg:x="0.199cm" svg:y="2.087cm"><text:p text:style-name="P17">pports</text:p></draw:rect><draw:rect text:anchor-type="paragraph" draw:z-index="15" draw:style-name="gr11" draw:text-style-name="P17" svg:width="2.054cm" svg:height="0.648cm" svg:x="7.373cm" svg:y="2.051cm"><text:p text:style-name="P17">interfaces</text:p></draw:rect><draw:rect text:anchor-type="paragraph" draw:z-index="14" draw:style-name="gr10" draw:text-style-name="P17" svg:width="2.911cm" svg:height="0.648cm" svg:x="7.209cm" svg:y="0.164cm"><text:p text:style-name="P17">snmpdevices</text:p></draw:rect><draw:rect text:anchor-type="paragraph" draw:z-index="13" draw:style-name="gr9" draw:text-style-name="P17" svg:width="2.352cm" svg:height="0.648cm" svg:x="11.553cm" svg:y="2.051cm"><text:p text:style-name="P17">ipaddresses</text:p></draw:rect><draw:line text:anchor-type="paragraph" draw:z-index="12" draw:style-name="gr8" draw:text-style-name="P17" svg:x1="4.48cm" svg:y1="0.866cm" svg:x2="4.48cm" svg:y2="2.062cm"><text:p/></draw:line><draw:line text:anchor-type="paragraph" draw:z-index="11" draw:style-name="gr7" draw:text-style-name="P17" svg:x1="1.109cm" svg:y1="2.087cm" svg:x2="1.123cm" svg:y2="0.84cm"><text:p/></draw:line><draw:line text:anchor-type="paragraph" draw:z-index="10" draw:style-name="gr6" draw:text-style-name="P17" svg:x1="4.48cm" svg:y1="2.062cm" svg:x2="7.209cm" svg:y2="0.811cm"><text:p/></draw:line><draw:line text:anchor-type="paragraph" draw:z-index="9" draw:style-name="gr6" draw:text-style-name="P17" svg:x1="8.368cm" svg:y1="2.051cm" svg:x2="8.368cm" svg:y2="0.811cm"><text:p/></draw:line><draw:line text:anchor-type="paragraph" draw:z-index="8" draw:style-name="gr6" draw:text-style-name="P17" svg:x1="8.368cm" svg:y1="2.051cm" svg:x2="5.332cm" svg:y2="0.866cm"><text:p/></draw:line><draw:line text:anchor-type="paragraph" draw:z-index="7" draw:style-name="gr5" draw:text-style-name="P17" svg:x1="9.398cm" svg:y1="2.358cm" svg:x2="11.553cm" svg:y2="2.358cm"><text:p/></draw:line><draw:rect text:anchor-type="paragraph" draw:z-index="6" draw:style-name="gr4" draw:text-style-name="P17" svg:width="2.352cm" svg:height="0.648cm" svg:x="8.645cm" svg:y="3.794cm"><text:p text:style-name="P17">port_params</text:p></draw:rect><draw:rect text:anchor-type="paragraph" draw:z-index="5" draw:style-name="gr3" draw:text-style-name="P17" svg:width="3.807cm" svg:height="0.648cm" svg:x="2.826cm" svg:y="3.794cm"><text:p text:style-name="P17">port_param_values</text:p></draw:rect><draw:line text:anchor-type="paragraph" draw:z-index="4" draw:style-name="gr2" draw:text-style-name="P17" svg:x1="6.632cm" svg:y1="4.152cm" svg:x2="8.676cm" svg:y2="4.152cm"><text:p/></draw:line><draw:line text:anchor-type="paragraph" draw:z-index="3" draw:style-name="gr1" draw:text-style-name="P17" svg:x1="4.48cm" svg:y1="2.709cm" svg:x2="4.48cm" svg:y2="3.794cm"><text:p/></draw:line><draw:line text:anchor-type="paragraph" draw:z-index="2" draw:style-name="gr1" draw:text-style-name="P17" svg:x1="1.875cm" svg:y1="2.734cm" svg:x2="4.48cm" svg:y2="3.794cm"><text:p/></draw:line><draw:line text:anchor-type="paragraph" draw:z-index="1" draw:style-name="gr1" draw:text-style-name="P17" svg:x1="7.373cm" svg:y1="2.699cm" svg:x2="4.48cm" svg:y2="3.794cm"><text:p/></draw:line></text:p></draw:text-box></draw:frame></text:p>
      <text:list xml:id="list7643565743380228982" text:style-name="L12">
        <text:list-item>
          <text:p text:style-name="P6">Felhasználókezelés</text:p>
          <text:list>
            <text:list-item>
              <text:p text:style-name="P6"><text:span text:style-name="T1">users</text:span><text:tab/>Felhasználók.</text:p>
            </text:list-item>
            <text:list-item>
              <text:p text:style-name="P6"><text:span text:style-name="T1">groups</text:span><text:tab/>Felhasználói csoportok (jogok).</text:p>
            </text:list-item>
            <text:list-item>
              <text:p text:style-name="P6"><text:span text:style-name="T1">group_users</text:span><text:tab/>Felhasználók – csoportok kapcs<text:span text:style-name="T5">o</text:span>ló tábla.</text:p>
            </text:list-item>
          </text:list>
        </text:list-item>
        <text:list-item>
          <text:p text:style-name="P6"><text:span text:style-name="T1">subnets</text:span><text:tab/>Alhálózati címtartományok</text:p>
        </text:list-item>
        <text:list-item>
          <text:p text:style-name="P6"><text:span text:style-name="T1">vlans</text:span><text:tab/>VLAN-ok</text:p>
        </text:list-item>
        <text:list-item>
          <text:p text:style-name="P6"><text:span text:style-name="T1">ipaddresses</text:span><text:tab/>IP címek.</text:p>
        </text:list-item>
        <text:list-item>
          <text:p text:style-name="P6">az un 'node'-ok</text:p>
          <text:p text:style-name="P6">A node típusok az adatbázisban örökléssel lettek definiálva, </text:p>
          <text:list>
            <text:list-item>
              <text:p text:style-name="P7"><text:span text:style-name="T1">patchs</text:span><text:tab/>Patch panelek, és fali csatlakozók</text:p>
            </text:list-item>
            <text:list-item>
              <text:p text:style-name="P7"><text:span text:style-name="T1">nodes</text:span><text:tab/>Hálózati elemek, melyek menedzselhetőek, vagy valamilyen eszközön keresztül be lettek <text:span text:style-name="T5">von</text:span>va a felügyeletbe.</text:p>
            </text:list-item>
            <text:list-item>
              <text:p text:style-name="P7"><text:span text:style-name="T1">snmpdevices</text:span><text:tab/>SNMP protokollal menedzselhető hálózati elemek.</text:p>
            </text:list-item>
          </text:list>
        </text:list-item>
        <text:list-item>
          <text:p text:style-name="P7"><text:span text:style-name="T1">iftypes</text:span><text:tab/>Interfész típusok</text:p>
        </text:list-item>
        <text:list-item>
          <text:p text:style-name="P7">portok, interfészek (nem önálló objektumok)</text:p>
          <text:list>
            <text:list-item>
              <text:p text:style-name="P8"><text:span text:style-name="T1">pports</text:span><text:tab/>Patch portok (nincs állapota, <text:span text:style-name="T5">port megosztások definiálása</text:span>).</text:p>
            </text:list-item>
            <text:list-item>
              <text:p text:style-name="P8"><text:span text:style-name="T1">nports</text:span><text:tab/>Nem menedzselhető hálózati elemek portja(i) vagy passzív portok (<text:span text:style-name="T5">szintén </text:span>nincs állapota).</text:p>
            </text:list-item>
            <text:list-item>
              <text:p text:style-name="P8"><text:span text:style-name="T1">intefaces</text:span><text:tab/>állapottal rendelkező port.</text:p>
            </text:list-item>
          </text:list>
        </text:list-item>
        <text:list-item>
          <text:p text:style-name="P9">Egyéb port (<text:span text:style-name="T1">nports</text:span><text:span text:style-name="T3">, </text:span><text:span text:style-name="T1">interfaces</text:span>) tulajdonságok</text:p>
          <text:list>
            <text:list-item>
              <text:p text:style-name="P8"><text:span text:style-name="T1">port_params</text:span><text:tab/>Paraméter típusok</text:p>
            </text:list-item>
            <text:list-item>
              <text:p text:style-name="P8"><text:span text:style-name="T1">port_param_values</text:span><text:tab/>Paraméter <text:span text:style-name="T3">, </text:span>értékek.</text:p>
            </text:list-item>
            <text:list-item>
              <text:p text:style-name="P8"><text:span text:style-name="T1">port_vlans</text:span><text:tab/>Port – VLAN összerendelések</text:p>
            </text:list-item>
            <text:list-item>
              <text:p text:style-name="P8"><text:span text:style-name="T1">mactab</text:span><text:tab/>Port cím táblák (switch cím táblák)</text:p>
            </text:list-item>
          </text:list>
        </text:list-item>
      </text:list>
      <text:p text:style-name="Text_20_body">Egyéb közvetlenül nem a hálózattal összefüggő objektumok ill. fogalmak:</text:p>
      <text:list xml:id="list3732480804881091647" text:style-name="L13">
        <text:list-item>
          <text:p text:style-name="P10"><text:span text:style-name="T1">timeperiods</text:span><text:tab/>időintervallumok, Nagios-ból kölcsönzött fogalom (három itt most nem részletezett tábla írja le).</text:p>
        </text:list-item>
        <text:list-item>
          <text:p text:style-name="P10"><text:soft-page-break/><text:span text:style-name="T1">images</text:span><text:tab/>Képek, pl. térképek, vagy bármilyen bináris adat.</text:p>
        </text:list-item>
        <text:list-item>
          <text:p text:style-name="P10"><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Az adatbázis jelenlegi formában több topológiát tart nyilván.</text:p>
      <text:list xml:id="list209238157043166046" text:style-name="L14">
        <text:list-item>
          <text:p text:style-name="P11"><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2"><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ezt az adatbázis logika aktualizálja automatikusan.</text:p>
        </text:list-item>
        <text:list-item>
          <text:p text:style-name="P13"><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P16">Tartalmaz az adatbázis egy további táblát, ami szintén a topológiával függ össze, így a fizikai topológia (aminek a bevitele ill. karbantartása nem automatizálható) <text:span text:style-name="T8">ellenőrzésére</text:span> használható: az <text:span text:style-name="T2">mactab</text:span> tábla. <text:span text:style-name="T8">A tábla a (menedzselhető) switch-ek MAC tábláit tartalmazza, figyelembe véve a switch-ek kapcsolódását, vagyis az </text:span><text:span text:style-name="T2">lldp_links</text:span><text:span text:style-name="T8"> táblát.</text:span></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text:span text:style-name="T5">de</text:span> az előzőeknek valamilyen paraméterét is jelentheti, pl. egy protokollt vagy módszert. Tehát a szolgáltatások, pontosabban az egy hálózati elemhez rendelt a szolgáltatás példányok több szempontból is egymásra épülnek.</text:p>
      <text:list xml:id="list6562536513667617993" text:style-name="L15">
        <text:list-item>
          <text:p text:style-name="P14"><text:span text:style-name="T1">protocols<text:tab/></text:span><text:span text:style-name="T3">IP protokoll infó.</text:span></text:p>
        </text:list-item>
        <text:list-item>
          <text:p text:style-name="P14"><text:span text:style-name="T1">services</text:span><text:tab/>Szolgáltatás, tevékenység vagy módszer <text:span text:style-name="T8">(</text:span>típusok<text:span text:style-name="T8">)</text:span>.</text:p>
        </text:list-item>
        <text:list-item>
          <text:p text:style-name="P14"><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text:p>
      <text:list xml:id="list4676900544408482716" text:style-name="L16">
        <text:list-item>
          <text:p text:style-name="P15">prime_service_id<text:tab/>Az ellenőrzés elsődleges módszerét azonosító, szerv<text:span text:style-name="T6">i</text:span>z <text:span text:style-name="T6">(szolgáltatás)</text:span> típus ID'</text:p>
        </text:list-item>
        <text:list-item>
          <text:p text:style-name="P15">proto_service_id<text:tab/>Az ellenőrzés módszerének opcionális további azonosítása, szerv<text:span text:style-name="T6">i</text:span>z típus ID</text:p>
        </text:list-item>
        <text:list-item>
          <text:p text:style-name="P15">superior_host_service_id<text:tab/>„Szülő” szolgáltatás. Az ellenőrzés a szülőn keresztül hajtódik végre, ill. az végzi, vagy az időzíti, indítja stb.</text:p>
        </text:list-item>
      </text:list>
      <text:p text:style-name="Text_20_body">...</text:p>
      <text:h text:style-name="Heading_20_4" text:outline-level="4"><text:soft-page-break/>A riasztási rendszer.</text:h>
      <text:p text:style-name="Text_20_body">Két szintű riasztást különböztet meg a rendszer. Az on-line és az off-line rias<text:span text:style-name="T6">z</text:span>tásokat.</text:p>
      <text:p text:style-name="Text_20_body">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text:span text:style-name="T9">elvileg</text:span>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text:span text:style-name="T6">viszont</text:span>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svn.kkfk.bgf.hu/lanview2.doc/html/">http://svn.kkfk.bgf.hu/lanview2.doc/html/</text:a> <text:s/>címen elérhető ill. a forrás alapján legenerálhatóak, melyek a <text:a xlink:type="simple" xlink:href="https://github.com/csikfer/lanview2">https://github.com/csikfer/lanview2</text:a> letölthetőek.</text:p>
      <text:h text:style-name="Heading_20_4" text:outline-level="4">A cRecord bázis osztály</text:h>
      <text:p text:style-name="Text_20_body">A cRecord az API egyik legösszetettebb eleme az API-nak (beleértve a szorosan kapcsolódó leíró osztályokat). Mi volt a cél az osztály megtervezésekor:</text:p>
      <text:p text:style-name="Text_20_body">Az előző rendszer PHP-ben készült, és ott is célom volt, hogy az adatbázis kezelést minél jobban leegyszerűsítsem, ill. automatizáljam. A mostani rendszerben megkíséreltem az előzőből amit lehet átmenteni, így a könnyebb kezelhetőséget, de a PHP nagyobb szabadosságát nem. További fontos cél volt, hogy az adatbázissal szoros kapcsolatban lévő C++ objektumok, minél hatékonyabban tudják leképezni az adatbázis szerkezetet, ill. változás esetén azt minél hatékonyabban követni tudják. Végül, de nem utolsósorban, cél volt, hogy az egyszerűbb adatbázis műveletek esetén ne keljen az SQL parancsok összeállításával, és más rutin szerű adatműveletekkel bíbelődni, azt az objektum ha lehet, végezze el helyettünk.</text:p>
      <text:h text:style-name="Heading_20_4" text:outline-level="4">A tRcordList konténer</text:h>
      <text:p text:style-name="Text_20_body">Azonos típusú cRecord-ból származtatott osztály objektumainak a listáját megvalósítható sablon osztály. A cAlternate esetén megvalósítható a logikailag nem azonos objektumok listája, de ebben az esetben egyes metódusok funkcionalitása korlátozott.</text:p>
      <text:p text:style-name="Text_20_body">A konténer olyan tulajdonságokkal egészíti ki az alap QList bazis konténer osztályt, mely lehetővé teszi a konténerrel kapcsolatos egyszerűbb adatbázis műveleteket, valamint a konténer elemeinek az objektum tulajdonságai alapján történő elérésé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Code" style:family="paragraph" style:parent-style-name="Preformatted_20_Text">
      <style:paragraph-properties fo:margin-left="1.094cm" fo:margin-right="0cm" fo:margin-top="0cm" fo:margin-bottom="0cm" style:contextual-spacing="false" fo:text-indent="0cm" style:auto-text-indent="false"/>
      <style:text-properties style:font-name="Courier" fo:font-family="Courier" style:font-family-generic="modern" style:font-pitch="fixed"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icklist" style:family="paragraph" style:parent-style-name="Text_20_body" style:class="text">
      <style:paragraph-properties fo:margin-left="4.083cm" fo:margin-right="0cm" fo:margin-top="0cm" fo:margin-bottom="0cm" style:contextual-spacing="false" fo:text-indent="-3.651cm" style:auto-text-indent="false">
        <style:tab-stops>
          <style:tab-stop style:position="-3.268cm"/>
          <style:tab-stop style:position="0.012cm"/>
          <style:tab-stop style:position="3.32cm"/>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4-04-28T16:53:32.730977005</dc:date>
    <meta:editing-duration>PT14H43M51S</meta:editing-duration>
    <meta:editing-cycles>26</meta:editing-cycles>
    <meta:generator>LibreOffice/4.2.3.3$Linux_X86_64 LibreOffice_project/420m0$Build-3</meta:generator>
    <meta:document-statistic meta:table-count="0" meta:image-count="0" meta:object-count="0" meta:page-count="6" meta:paragraph-count="110" meta:word-count="2460" meta:character-count="17627" meta:non-whitespace-character-count="15319"/>
  </office:meta>
</office:document-meta>
</file>